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The grades are perfect, close to perfect, ok, and not so good. = A B C D</text:p>
          </table:table-cell>
          <table:table-cell/>
        </table:table-row>
        <table:table-row table:style-name="ro1">
          <table:table-cell office:value-type="string">
            <text:p>Zheng Xu 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N. Onapolis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J Dim 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M. coleman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string">
            <text:p>Y Li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X Sun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M Zhu 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string">
            <text:p>A Cheek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string">
            <text:p>M Stiller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string">
            <text:p>S Martin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H Sun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D Whitaer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D Rochamak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H Bagarun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string">
            <text:p>S Chen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X Zhang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Y Ding 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R Lu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C <text:s/>Hott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J Zhon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A Hill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J Jubak 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B Varcho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string">
            <text:p>B Thompson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yanna Scott 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T Goshwani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E Mosre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Q Ni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J Zhen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W Meng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Y Tu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A <text:s/>Englander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S Soomoro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string">
            <text:p>M Campbell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Hao Un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M <text:s/>Thibault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string">
            <text:p>Q Chen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string">
            <text:p>K Holman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string">
            <text:p>K Cantrell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Chan WunYeung</text:p>
          </table:table-cell>
          <table:table-cell office:value-type="string">
            <text:p>B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lvyn Drag</meta:initial-creator>
    <meta:creation-date>2014-09-11T22:30:06</meta:creation-date>
    <dc:date>2014-09-11T22:41:21</dc:date>
    <dc:creator>Melvyn Drag</dc:creator>
    <meta:editing-duration>P0D</meta:editing-duration>
    <meta:editing-cycles>1</meta:editing-cycles>
    <meta:document-statistic meta:table-count="3" meta:cell-count="81" meta:object-count="0"/>
    <meta:generator>LibreOffice/3.5$Linux_x86 LibreOffice_project/350m1$Build-2</meta:generator>
  </office:meta>
</office:document-meta>
</file>